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89d8f" officeooo:paragraph-rsid="00089d8f" style:font-size-asian="16pt" style:font-size-complex="16pt"/>
    </style:style>
    <style:style style:name="P2" style:family="paragraph" style:parent-style-name="Standard">
      <style:text-properties fo:font-size="16pt" officeooo:rsid="001202d8" officeooo:paragraph-rsid="00089d8f" style:font-size-asian="16pt" style:font-size-complex="16pt"/>
    </style:style>
    <style:style style:name="P3" style:family="paragraph" style:parent-style-name="Standard">
      <style:text-properties fo:font-size="12pt" officeooo:rsid="000799d4" officeooo:paragraph-rsid="00089d8f" style:font-size-asian="12pt" style:font-size-complex="12pt"/>
    </style:style>
    <style:style style:name="P4" style:family="paragraph" style:parent-style-name="Standard">
      <style:text-properties fo:font-size="12pt" officeooo:rsid="00089d8f" officeooo:paragraph-rsid="00089d8f" style:font-size-asian="12pt" style:font-size-complex="12pt"/>
    </style:style>
    <style:style style:name="P5" style:family="paragraph" style:parent-style-name="Standard">
      <style:text-properties style:font-name="Lucida Sans Unicode" fo:font-size="16pt" officeooo:rsid="000799d4" officeooo:paragraph-rsid="000799d4" style:font-size-asian="16pt" style:font-size-complex="16pt"/>
    </style:style>
    <style:style style:name="P6" style:family="paragraph" style:parent-style-name="Standard">
      <style:text-properties style:font-name="Lucida Sans Unicode" fo:font-size="12pt" officeooo:rsid="00089d8f" officeooo:paragraph-rsid="00089d8f" style:font-size-asian="12pt" style:font-size-complex="12pt"/>
    </style:style>
    <style:style style:name="P7" style:family="paragraph" style:parent-style-name="Standard">
      <style:text-properties style:font-name="Lucida Sans Unicode" fo:font-size="14pt" officeooo:rsid="000799d4" officeooo:paragraph-rsid="000799d4" style:font-size-asian="14pt" style:font-size-complex="14pt"/>
    </style:style>
    <style:style style:name="P8" style:family="paragraph" style:parent-style-name="Standard">
      <style:text-properties style:font-name="Lucida Sans Unicode" officeooo:rsid="0017f5d7" officeooo:paragraph-rsid="0017f5d7"/>
    </style:style>
    <style:style style:name="P9" style:family="paragraph" style:parent-style-name="Standard" style:list-style-name="L1">
      <style:text-properties officeooo:paragraph-rsid="000c66af"/>
    </style:style>
    <style:style style:name="P10" style:family="paragraph" style:parent-style-name="Standard" style:list-style-name="L5">
      <style:text-properties officeooo:paragraph-rsid="000a69d3"/>
    </style:style>
    <style:style style:name="P11" style:family="paragraph" style:parent-style-name="Standard" style:list-style-name="L1">
      <style:text-properties officeooo:rsid="000c66af" officeooo:paragraph-rsid="000c66af"/>
    </style:style>
    <style:style style:name="P12" style:family="paragraph" style:parent-style-name="Standard" style:list-style-name="L1">
      <style:text-properties officeooo:rsid="000c66af" officeooo:paragraph-rsid="000d6df3"/>
    </style:style>
    <style:style style:name="P13" style:family="paragraph" style:parent-style-name="Standard" style:list-style-name="L1">
      <style:paragraph-properties fo:margin-top="0in" fo:margin-bottom="0in" loext:contextual-spacing="false"/>
      <style:text-properties officeooo:rsid="000d6df3" officeooo:paragraph-rsid="000d6df3"/>
    </style:style>
    <style:style style:name="P14" style:family="paragraph" style:parent-style-name="Standard" style:list-style-name="L1">
      <style:paragraph-properties fo:margin-top="0in" fo:margin-bottom="0in" loext:contextual-spacing="false"/>
      <style:text-properties officeooo:rsid="000d6df3" officeooo:paragraph-rsid="000f48aa"/>
    </style:style>
    <style:style style:name="P15" style:family="paragraph" style:parent-style-name="Standard" style:list-style-name="L1">
      <style:paragraph-properties fo:margin-top="0in" fo:margin-bottom="0in" loext:contextual-spacing="false"/>
      <style:text-properties officeooo:rsid="001202d8" officeooo:paragraph-rsid="001202d8"/>
    </style:style>
    <style:style style:name="P16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320dc" officeooo:paragraph-rsid="0013c985"/>
    </style:style>
    <style:style style:name="P17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3c985" officeooo:paragraph-rsid="0013c985"/>
    </style:style>
    <style:style style:name="P18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3c985" officeooo:paragraph-rsid="00151eb2"/>
    </style:style>
    <style:style style:name="P19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51eb2" officeooo:paragraph-rsid="00151eb2"/>
    </style:style>
    <style:style style:name="P20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51eb2" officeooo:paragraph-rsid="00153edf"/>
    </style:style>
    <style:style style:name="P21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51eb2" officeooo:paragraph-rsid="0016dce8"/>
    </style:style>
    <style:style style:name="P22" style:family="paragraph" style:parent-style-name="Standard" style:list-style-name="L1">
      <style:paragraph-properties fo:margin-top="0in" fo:margin-bottom="0in" loext:contextual-spacing="false"/>
      <style:text-properties style:font-name="Lucida Sans Unicode" officeooo:rsid="00151eb2" officeooo:paragraph-rsid="0017f5d7"/>
    </style:style>
    <style:style style:name="P23" style:family="paragraph" style:parent-style-name="Standard">
      <style:paragraph-properties fo:margin-top="0in" fo:margin-bottom="0in" loext:contextual-spacing="false"/>
      <style:text-properties style:font-name="Lucida Sans Unicode" officeooo:rsid="001202d8" officeooo:paragraph-rsid="001202d8"/>
    </style:style>
    <style:style style:name="T1" style:family="text">
      <style:text-properties officeooo:rsid="00089d8f"/>
    </style:style>
    <style:style style:name="T2" style:family="text">
      <style:text-properties officeooo:rsid="000a69d3"/>
    </style:style>
    <style:style style:name="T3" style:family="text">
      <style:text-properties style:font-name="Lucida Sans Unicode" fo:font-size="14pt" style:font-size-asian="14pt" style:font-size-complex="14pt"/>
    </style:style>
    <style:style style:name="T4" style:family="text">
      <style:text-properties style:font-name="Lucida Sans Unicode" fo:font-size="14pt" officeooo:rsid="00089d8f" style:font-size-asian="14pt" style:font-size-complex="14pt"/>
    </style:style>
    <style:style style:name="T5" style:family="text">
      <style:text-properties style:font-name="Lucida Sans Unicode" fo:font-size="14pt" officeooo:rsid="000a69d3" style:font-size-asian="14pt" style:font-size-complex="14pt"/>
    </style:style>
    <style:style style:name="T6" style:family="text">
      <style:text-properties style:font-name="Lucida Sans Unicode" fo:font-size="14pt" officeooo:rsid="000c66af" style:font-size-asian="14pt" style:font-size-complex="14pt"/>
    </style:style>
    <style:style style:name="T7" style:family="text">
      <style:text-properties style:font-name="Lucida Sans Unicode" fo:font-size="14pt" officeooo:rsid="000d6df3" style:font-size-asian="14pt" style:font-size-complex="14pt"/>
    </style:style>
    <style:style style:name="T8" style:family="text">
      <style:text-properties style:font-name="Lucida Sans Unicode" fo:font-size="14pt" officeooo:rsid="000f48aa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3c985" style:font-size-asian="14pt" style:font-size-complex="14pt"/>
    </style:style>
    <style:style style:name="T11" style:family="text">
      <style:text-properties fo:font-size="14pt" officeooo:rsid="00151eb2" style:font-size-asian="14pt" style:font-size-complex="14pt"/>
    </style:style>
    <style:style style:name="T12" style:family="text">
      <style:text-properties fo:font-size="14pt" officeooo:rsid="00153edf" style:font-size-asian="14pt" style:font-size-complex="14pt"/>
    </style:style>
    <style:style style:name="T13" style:family="text">
      <style:text-properties fo:font-size="14pt" officeooo:rsid="0016dce8" style:font-size-asian="14pt" style:font-size-complex="14pt"/>
    </style:style>
    <style:style style:name="T14" style:family="text">
      <style:text-properties fo:font-size="14pt" officeooo:rsid="0017f5d7" style:font-size-asian="14pt" style:font-size-complex="14pt"/>
    </style:style>
    <style:style style:name="T15" style:family="text">
      <style:text-properties style:font-name="Courier New" fo:font-size="12pt" style:font-size-asian="12pt" style:font-size-complex="12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ructions for <text:span text:style-name="T2">I</text:span>nstalling ABCD Python Scripts on Windows</text:p>
      <text:p text:style-name="P5">Allen W. Ingling</text:p>
      <text:p text:style-name="P6">January 19, 2018</text:p>
      <text:p text:style-name="P5"/>
      <text:p text:style-name="P3"/>
      <text:p text:style-name="P4"/>
      <text:p text:style-name="P5"/>
      <text:p text:style-name="P7">Steps: </text:p>
      <text:list xml:id="list3766427469" text:style-name="L5">
        <text:list-item>
          <text:p text:style-name="P10"><text:span text:style-name="T5">Install PsychoPy:</text:span></text:p>
        </text:list-item>
      </text:list>
      <text:list xml:id="list1169721659" text:style-name="L1">
        <text:list-item>
          <text:list>
            <text:list-item>
              <text:p text:style-name="P9"><text:span text:style-name="T5">Download the “Standalone” .exe file from here:<text:line-break/></text:span><text:a xlink:type="simple" xlink:href="https://github.com/psychopy/psychopy/releases" text:style-name="Internet_20_link" text:visited-style-name="Visited_20_Internet_20_Link"><text:span text:style-name="T4">https://github.com/psychopy/psychopy/releases</text:span></text:a><text:span text:style-name="T4"><text:line-break/></text:span><text:span text:style-name="T5">For example, the current release as of the publication date of these instructions is name</text:span><text:span text:style-name="T6">d</text:span><text:span text:style-name="T5">, “</text:span><text:span text:style-name="T6">StandalonePsychoPy-1.85.6-win32.exe</text:span><text:span text:style-name="T5">”</text:span></text:p>
            </text:list-item>
            <text:list-item>
              <text:p text:style-name="P12"><text:span text:style-name="T5">D</text:span><text:span text:style-name="T3">ouble-click on the downloaded .exe file </text:span><text:span text:style-name="T7">to launch the installer.</text:span></text:p>
            </text:list-item>
            <text:list-item>
              <text:p text:style-name="P12"><text:span text:style-name="T7">Wait for the installer to lanuch then click t</text:span><text:span text:style-name="T3">hrough the installer to install PsychoPy.</text:span></text:p>
            </text:list-item>
          </text:list>
        </text:list-item>
        <text:list-item>
          <text:p text:style-name="P11"><text:span text:style-name="T3">Install </text:span><text:span text:style-name="T7">g</text:span><text:span text:style-name="T3">it, which is used to download the ABCD python script repository to your computer.</text:span></text:p>
          <text:list>
            <text:list-item>
              <text:p text:style-name="P13"><text:span text:style-name="T3">Download git from here: </text:span><text:a xlink:type="simple" xlink:href="https://git-scm.com/downloads" text:style-name="Internet_20_link" text:visited-style-name="Visited_20_Internet_20_Link"><text:span text:style-name="T3">https://git-scm.com/downloads</text:span></text:a><text:span text:style-name="T3"> . The download link on that page is (as of 1/19/2018): “Download 2.16.0 for Windows”</text:span></text:p>
            </text:list-item>
            <text:list-item>
              <text:p text:style-name="P12"><text:span text:style-name="T5">D</text:span><text:span text:style-name="T3">ouble-click on the downloaded .exe file </text:span><text:span text:style-name="T7">to launch the installer.</text:span></text:p>
            </text:list-item>
            <text:list-item>
              <text:p text:style-name="P13"><text:span text:style-name="T3">Wait for the installer to lanuch then click t</text:span><text:span text:style-name="T6">hrough the installer to install PsychoPy.</text:span></text:p>
            </text:list-item>
          </text:list>
        </text:list-item>
        <text:list-item>
          <text:p text:style-name="P14"><text:span text:style-name="T8">Use git to fetch ABCD Python repository from GitHub</text:span></text:p>
          <text:list>
            <text:list-item>
              <text:p text:style-name="P14"><text:span text:style-name="T3"><text:s/></text:span><text:span text:style-name="T8">Launch the Windows “Command Prompt” application. <text:s/>It can be found by typing “Command Prompt” into the Windows Start Menu search box.</text:span></text:p>
            </text:list-item>
            <text:list-item>
              <text:p text:style-name="P15"><text:span text:style-name="T8">F</text:span><text:span text:style-name="T3">etch the ABCD Python repository by entering this command at the command prompt:<text:line-break/></text:span><text:span text:style-name="T15">git clone </text:span><text:a xlink:type="simple" xlink:href="https://github.com/AW-Ingling/ABCD.git" text:style-name="Internet_20_link" text:visited-style-name="Visited_20_Internet_20_Link"><text:span text:style-name="T15">https://github.com/AW-Ingling/ABCD.git</text:span></text:a></text:p>
            </text:list-item>
          </text:list>
        </text:list-item>
        <text:list-item>
          <text:p text:style-name="P16"><text:soft-page-break/><text:span text:style-name="T9">Associate the </text:span><text:span text:style-name="T10">ABCD_</text:span><text:span text:style-name="T9">MID_Practice file icon with the </text:span><text:span text:style-name="T10">PsychoPy </text:span><text:span text:style-name="T9">Python interpreter</text:span></text:p>
          <text:list>
            <text:list-item>
              <text:p text:style-name="P16"><text:span text:style-name="T9">Find the </text:span><text:span text:style-name="T10">ABCD_</text:span><text:span text:style-name="T9">MID_Practice.py file which you should have received somehow.</text:span></text:p>
            </text:list-item>
            <text:list-item>
              <text:p text:style-name="P16"><text:span text:style-name="T9">Put the </text:span><text:span text:style-name="T10">ABCD_</text:span><text:span text:style-name="T9">MID_Practice.py file anywhere you prefer, the Windows Desktop is a convenient location.</text:span></text:p>
            </text:list-item>
            <text:list-item>
              <text:p text:style-name="P16"><text:span text:style-name="T9">Right-click on the </text:span><text:span text:style-name="T10">ABCD_</text:span><text:span text:style-name="T9">MID_Practice.py, a popup menu should appear. <text:s/></text:span><text:span text:style-name="T10">Select “properties” from this menu.</text:span></text:p>
            </text:list-item>
            <text:list-item>
              <text:p text:style-name="P17"><text:span text:style-name="T9">A dialog box should appear with the “General” tab selected. <text:s/>Find the “Change” button <text:s/>to the right of the “Opens with:” option</text:span></text:p>
            </text:list-item>
            <text:list-item>
              <text:p text:style-name="P18"><text:span text:style-name="T9">Click the “Change” button.</text:span></text:p>
            </text:list-item>
            <text:list-item>
              <text:p text:style-name="P18"><text:span text:style-name="T9"><text:s/></text:span><text:span text:style-name="T11">A new window should open asking “How do you want to open .py files from now on?” <text:s/>At the bottom of this window, click the “More apps ” text.</text:span></text:p>
            </text:list-item>
            <text:list-item>
              <text:p text:style-name="P19"><text:span text:style-name="T9">More apps should now be listed. <text:s/>Scroll to the bottom of the list of the list and select apps and click the text “Look for another app on this PC”</text:span></text:p>
            </text:list-item>
            <text:list-item>
              <text:p text:style-name="P20"><text:span text:style-name="T9">A file navigator box should appear. <text:s/>Navigate to:<text:line-break/></text:span><text:span text:style-name="T15">C:\Program Files (x86)\PsychoPy2</text:span></text:p>
            </text:list-item>
            <text:list-item>
              <text:p text:style-name="P20"><text:span text:style-name="T12">Select from the list of files “pythonw.exe”. <text:s/>Note: there are both a“python.exe” and “pythonw.exe” files and you want the one with the “w”.</text:span></text:p>
            </text:list-item>
            <text:list-item>
              <text:p text:style-name="P21"><text:span text:style-name="T12">Click the “Open” button in the lower-right corner of the file dialog. <text:s/></text:span><text:span text:style-name="T13">The file navigator dialog should vanish</text:span></text:p>
            </text:list-item>
            <text:list-item>
              <text:p text:style-name="P21"><text:span text:style-name="T13">The “ABCD_MID_practice.py Properties” window should still be open. In its lower-right corner, click the “Apply” button, then click the “OK” button.</text:span></text:p>
            </text:list-item>
            <text:list-item>
              <text:p text:style-name="P21"><text:span text:style-name="T13">Launch the ABCD MID Practice program by double-clicking the ABCD_MID_practice.py icon which you placed somwhere in step 4</text:span><text:span text:style-name="T14">B</text:span><text:span text:style-name="T13">. <text:s/>(This can take a while to startup the first time it is run </text:span><text:soft-page-break/><text:span text:style-name="T13">because Python needs to compile the source code, so be patient, though it should certainly take less than a minute.)</text:span></text:p>
            </text:list-item>
          </text:list>
        </text:list-item>
        <text:list-item>
          <text:p text:style-name="P22"><text:span text:style-name="T14">Henceforth, to launch the </text:span><text:span text:style-name="T13">ABCD MID Practice program, </text:span><text:span text:style-name="T14">only repeat step 4L.</text:span><text:span text:style-name="T13"> <text:s text:c="2"/></text:span><text:span text:style-name="T9"><text:line-break/></text:span></text:p>
        </text:list-item>
      </text:list>
      <text:p text:style-name="P23"><text:span text:style-name="T9"><text:tab/></text:span></text:p>
      <text:p text:style-name="P8"><text:span text:style-name="T9"/></text:p>
      <text:p text:style-name="P2"/>
      <text:p text:style-name="P1"/>
      <text:p text:style-name="P1"/>
      <text:p text:style-name="P4">Document History: </text:p>
      <text:p text:style-name="P3">document revision 0.1<text:tab/><text:span text:style-name="T1">1/19/2018<text:tab/>awi<text:tab/><text:tab/>Wrote it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1:55:32.188000000</meta:creation-date>
    <dc:date>2018-01-19T16:11:44.788000000</dc:date>
    <meta:editing-duration>PT10M33S</meta:editing-duration>
    <meta:editing-cycles>2</meta:editing-cycles>
    <meta:generator>LibreOffice/5.3.7.2$Windows_X86_64 LibreOffice_project/6b8ed514a9f8b44d37a1b96673cbbdd077e24059</meta:generator>
    <meta:document-statistic meta:table-count="0" meta:image-count="0" meta:object-count="0" meta:page-count="3" meta:paragraph-count="32" meta:word-count="473" meta:character-count="2948" meta:non-whitespace-character-count="2509"/>
  </office:meta>
</office:document-meta>
</file>